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38f31" officeooo:paragraph-rsid="00038f31" style:font-weight-asian="bold" style:font-weight-complex="bold"/>
    </style:style>
    <style:style style:name="P4" style:family="paragraph" style:parent-style-name="Standard">
      <style:text-properties fo:font-weight="bold" officeooo:rsid="0003dfe9" officeooo:paragraph-rsid="0003dfe9" style:font-weight-asian="bold" style:font-weight-complex="bold"/>
    </style:style>
    <style:style style:name="P5" style:family="paragraph" style:parent-style-name="Standard">
      <style:text-properties fo:font-weight="normal" officeooo:rsid="0003b460" officeooo:paragraph-rsid="0003b460" style:font-weight-asian="normal" style:font-weight-complex="normal"/>
    </style:style>
    <style:style style:name="P6" style:family="paragraph" style:parent-style-name="Standard">
      <style:text-properties fo:font-weight="normal" officeooo:rsid="0003dfe9" officeooo:paragraph-rsid="0003dfe9" style:font-weight-asian="normal" style:font-weight-complex="normal"/>
    </style:style>
    <style:style style:name="P7" style:family="paragraph" style:parent-style-name="Standard">
      <style:text-properties officeooo:paragraph-rsid="0004204a"/>
    </style:style>
    <style:style style:name="P8"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873b1" officeooo:paragraph-rsid="000873b1" style:font-size-asian="28pt" style:font-weight-asian="bold" style:font-size-complex="28pt" style:font-weight-complex="bold"/>
    </style:style>
    <style:style style:name="P9" style:family="paragraph" style:parent-style-name="Standard">
      <style:text-properties fo:font-weight="bold" officeooo:rsid="0005e0a5" officeooo:paragraph-rsid="0005e0a5" style:font-weight-asian="bold" style:font-weight-complex="bold"/>
    </style:style>
    <style:style style:name="P10" style:family="paragraph" style:parent-style-name="Standard">
      <style:text-properties fo:font-weight="bold" officeooo:rsid="0009ad3e" officeooo:paragraph-rsid="0009ad3e" style:font-weight-asian="bold" style:font-weight-complex="bold"/>
    </style:style>
    <style:style style:name="P11" style:family="paragraph" style:parent-style-name="Standard">
      <style:text-properties fo:font-weight="bold" officeooo:rsid="0009ad3e" officeooo:paragraph-rsid="000ac18b" style:font-weight-asian="bold" style:font-weight-complex="bold"/>
    </style:style>
    <style:style style:name="P12" style:family="paragraph" style:parent-style-name="Standard">
      <style:text-properties fo:font-weight="bold" officeooo:rsid="000ac18b" officeooo:paragraph-rsid="000ac18b" style:font-weight-asian="bold" style:font-weight-complex="bold"/>
    </style:style>
    <style:style style:name="P13" style:family="paragraph" style:parent-style-name="Standard">
      <style:text-properties fo:font-weight="bold" officeooo:rsid="0003dfe9" officeooo:paragraph-rsid="0003dfe9" style:font-weight-asian="bold" style:font-weight-complex="bold"/>
    </style:style>
    <style:style style:name="P14" style:family="paragraph" style:parent-style-name="Standard">
      <style:text-properties fo:font-weight="bold" officeooo:rsid="0003dfe9" officeooo:paragraph-rsid="000b42c9" style:font-weight-asian="bold" style:font-weight-complex="bold"/>
    </style:style>
    <style:style style:name="P15" style:family="paragraph" style:parent-style-name="Standard">
      <style:text-properties fo:font-weight="normal" officeooo:rsid="0005e0a5" officeooo:paragraph-rsid="0009ad3e" style:font-weight-asian="normal" style:font-weight-complex="normal"/>
    </style:style>
    <style:style style:name="P16" style:family="paragraph" style:parent-style-name="Standard">
      <style:text-properties fo:font-weight="normal" officeooo:rsid="0009ad3e" officeooo:paragraph-rsid="0009ad3e" style:font-weight-asian="normal" style:font-weight-complex="normal"/>
    </style:style>
    <style:style style:name="P17" style:family="paragraph" style:parent-style-name="Standard">
      <style:text-properties fo:font-weight="normal" officeooo:rsid="0009ad3e" officeooo:paragraph-rsid="000ac18b" style:font-weight-asian="normal" style:font-weight-complex="normal"/>
    </style:style>
    <style:style style:name="P18" style:family="paragraph" style:parent-style-name="Standard">
      <style:text-properties fo:font-weight="normal" officeooo:rsid="0003b460" officeooo:paragraph-rsid="0003b460" style:font-weight-asian="normal" style:font-weight-complex="normal"/>
    </style:style>
    <style:style style:name="P19" style:family="paragraph" style:parent-style-name="Standard">
      <style:text-properties fo:font-weight="normal" officeooo:rsid="000ac18b" officeooo:paragraph-rsid="000ac18b" style:font-weight-asian="normal" style:font-weight-complex="normal"/>
    </style:style>
    <style:style style:name="P20" style:family="paragraph" style:parent-style-name="Standard">
      <style:text-properties fo:font-weight="normal" officeooo:rsid="0003dfe9" officeooo:paragraph-rsid="000b42c9" style:font-weight-asian="normal" style:font-weight-complex="normal"/>
    </style:style>
    <style:style style:name="P21" style:family="paragraph" style:parent-style-name="Standard">
      <style:text-properties fo:font-weight="normal" officeooo:rsid="0003dfe9" officeooo:paragraph-rsid="0003dfe9" style:font-weight-asian="normal" style:font-weight-complex="normal"/>
    </style:style>
    <style:style style:name="P22" style:family="paragraph" style:parent-style-name="Standard">
      <style:text-properties fo:font-weight="normal" officeooo:rsid="000e33fd" officeooo:paragraph-rsid="000e33f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38f31" style:font-weight-asian="bold" style:font-weight-complex="bold"/>
    </style:style>
    <style:style style:name="T3" style:family="text">
      <style:text-properties officeooo:rsid="0003dfe9"/>
    </style:style>
    <style:style style:name="T4" style:family="text">
      <style:text-properties officeooo:rsid="0004204a"/>
    </style:style>
    <style:style style:name="T5" style:family="text">
      <style:text-properties fo:font-weight="normal" style:font-weight-asian="normal" style:font-weight-complex="normal"/>
    </style:style>
    <style:style style:name="T6" style:family="text">
      <style:text-properties officeooo:rsid="000ac18b"/>
    </style:style>
    <style:style style:name="T7" style:family="text">
      <style:text-properties officeooo:rsid="000b42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A</text:span><text:span text:style-name="T1">utor: </text:span>Arturo Almagro Méndez</text:p>
      <text:p text:style-name="Standard"><text:span text:style-name="T2">C</text:span><text:span text:style-name="T1">orreo:</text:span> arturoEDIB@gmail.com<text:tab/><text:tab/></text:p>
      <text:p text:style-name="Standard"><text:span text:style-name="T2">F</text:span><text:span text:style-name="T1">echa:</text:span> 22 de Febrero de 2019</text:p>
      <text:p text:style-name="Standard"/>
      <text:p text:style-name="P8">Guía de estilos C++</text:p>
      <text:p text:style-name="Standard"/>
      <text:p text:style-name="P1">Índice</text:p>
      <text:p text:style-name="Standard"/>
      <text:p text:style-name="Standard">1.Espacios en blanco y sangrado del código.</text:p>
      <text:p text:style-name="Standard">2.Identificadores y variables.</text:p>
      <text:p text:style-name="Standard">3.Instrucciones básicas de C++.</text:p>
      <text:p text:style-name="Standard">4.Redundancias.</text:p>
      <text:p text:style-name="Standard">5.Eficiencia.</text:p>
      <text:p text:style-name="Standard"><text:span text:style-name="T6">6.</text:span>Diseño de funciones y parámetros.</text:p>
      <text:p text:style-name="Standard"><text:span text:style-name="T6">7</text:span>.Diseño de las clases.</text:p>
      <text:p text:style-name="Standard"/>
      <text:p text:style-name="Standard"><text:span text:style-name="T1">1.Espacios en blanco y sangrado del código.<text:tab/><text:tab/></text:span><text:tab/><text:tab/><text:tab/></text:p>
      <text:p text:style-name="Standard"/>
      <text:p text:style-name="Standard">No se debe escribir más de una instrucción en cada línea.Se debe escribir un espacio entre cada operador y sus operandos y dejar una linea en blanco de separación entre dos funciones consecutivas.</text:p>
      <text:p text:style-name="Standard">En cuanto al sangrado después de cada llave de apertura y de cierre serán una tabulación.</text:p>
      <text:p text:style-name="Standard"/>
      <text:p text:style-name="P2">Ejemplo:</text:p>
      <text:p text:style-name="Standard"/>
      <text:p text:style-name="Standard">int x = 3; </text:p>
      <text:p text:style-name="Standard">int y = 7; </text:p>
      <text:p text:style-name="Standard">double z = 4.25; </text:p>
      <text:p text:style-name="P7">x++; </text:p>
      <text:p text:style-name="P7"/>
      <text:p text:style-name="P7">if (a == b) { </text:p>
      <text:p text:style-name="Standard"><text:s text:c="4"/>foo(); </text:p>
      <text:p text:style-name="Standard">} </text:p>
      <text:p text:style-name="Standard"/>
      <text:p text:style-name="P3">2.Identificadores y variables.</text:p>
      <text:p text:style-name="P3"/>
      <text:p text:style-name="P5">Identificadores: Se deben dar a las variables un nombre significativo <text:span text:style-name="T3">y</text:span> evitar identificadores de una letra como x o y <text:span text:style-name="T3">excepto en los bucles for</text:span>.Los nombres de variables y de funciones han de comenzar en minúscula,<text:span text:style-name="T3">y si incluyen varias palabras deben empezar en mayúsculas todas menos la primera palabra.L</text:span>os nombres de la clase en mayúscula y los nombres de constantes se escribirán todo en mayúsculas.</text:p>
      <text:p text:style-name="P6">Hay que elegir el tipo de dato más apropiado para cada variable <text:span text:style-name="T4">y no se usarán variables globales</text:span>.</text:p>
      <text:p text:style-name="P5"/>
      <text:p text:style-name="P4">Ejemplo<text:span text:style-name="T7">s correctos</text:span>:</text:p>
      <text:p text:style-name="P2"/>
      <text:p text:style-name="P4">Variables:</text:p>
      <text:p text:style-name="P14">i<text:span text:style-name="T5">nt x = 3; </text:span></text:p>
      <text:p text:style-name="P20">int y = 7; </text:p>
      <text:p text:style-name="P20">double z = 4.25; </text:p>
      <text:p text:style-name="P4"/>
      <text:p text:style-name="P4"/>
      <text:p text:style-name="P4"><text:soft-page-break/>Funciones:</text:p>
      <text:p text:style-name="P4"/>
      <text:p text:style-name="P6">void sumaCuentaUno()<text:tab/>{</text:p>
      <text:p text:style-name="P6"><text:tab/>count++;</text:p>
      <text:p text:style-name="P6">}</text:p>
      <text:p text:style-name="P4"/>
      <text:p text:style-name="P4"/>
      <text:p text:style-name="P4">Constantes: </text:p>
      <text:p text:style-name="P4"/>
      <text:p text:style-name="P4"/>
      <text:p text:style-name="P6">const int VOTING_AGE = 18;</text:p>
      <text:p text:style-name="P6"/>
      <text:p text:style-name="Standard"/>
      <text:p text:style-name="P9">3.Instrucciones básicas de C++.</text:p>
      <text:p text:style-name="P9"/>
      <text:p text:style-name="P9"/>
      <text:p text:style-name="P15">Debemos evitar una secuencia de instrucciones condicionales if/else innecesarias y sustituirla por una única instrucción if/else. De este modo reduciremos el número de condiciones a evaluar.</text:p>
      <text:p text:style-name="P15">Cuando programemos instrucciones condicionales e iterativas tales como if/else, for, while, etc., escribiremos siempre el código a ejecutar en cada caso entre un par de llaves {}, incluso si el código a ejecutar se limita a una sola línea. <text:s/></text:p>
      <text:p text:style-name="P15"/>
      <text:p text:style-name="P15"/>
      <text:p text:style-name="P15"/>
      <text:p text:style-name="P10">4.Redundancia.</text:p>
      <text:p text:style-name="P10"/>
      <text:p text:style-name="P10"/>
      <text:p text:style-name="P16">Intentar minimizar al máximo el código redundante.</text:p>
      <text:p text:style-name="P16">Si escribes el mismo código dos o más veces debes encontrar el modo de que el código solo aparezca una vez y sea eliminado el código redundante. </text:p>
      <text:p text:style-name="P16">Una función cuyo código fuera a resultar muy largo, conviene descomponerla en varias subfunciones. </text:p>
      <text:p text:style-name="P16">Ubicar el código común de las diferentes cláusulas de una instrucción if/else de forma que se evite su repetición. </text:p>
      <text:p text:style-name="P16"/>
      <text:p text:style-name="P16"/>
      <text:p text:style-name="P16"/>
      <text:p text:style-name="P16"/>
      <text:p text:style-name="P10">5.Eficiencia.</text:p>
      <text:p text:style-name="P10"/>
      <text:p text:style-name="P22">Intentar reducir al mínimo las operaciones de entrada/salida.</text:p>
      <text:p text:style-name="P16">Procurar no usar más recursos de los necesarios,<text:span text:style-name="T7">por ejemplo,</text:span>si se ha de invocar una función y se ha de utilizar su resultado varias veces, conviene invocarla una sola vez, almacenar su resultado en una variable y utilizar este valor cuantas veces sea preciso. </text:p>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1"><text:span text:style-name="T6">6.</text:span>Diseño de funciones.</text:p>
      <text:p text:style-name="P11"/>
      <text:p text:style-name="P11"/>
      <text:p text:style-name="P17"><text:s/>Un<text:span text:style-name="T6">a</text:span> función bien diseñada presenta propiedades tales como las siguientes: </text:p>
      <text:p text:style-name="P17"/>
      <text:p text:style-name="P17"> Ejecuta una tarea única y coherente. </text:p>
      <text:p text:style-name="P17"> No se encarga de resolver más que una parte del trabajo, no debe pretende resolverlo todo.</text:p>
      <text:p text:style-name="P17"> Su diseño es independiente de otras funciones. </text:p>
      <text:p text:style-name="P17"> Almacena cada dato en el ámbito más restringido posible.</text:p>
      <text:p text:style-name="P17"> Contribuye a comprender y subdividir la estructura del programa global.</text:p>
      <text:p text:style-name="P17"> Contribuye a eliminar redundancias que, de otra forma, se presentarían en el programa global.</text:p>
      <text:p text:style-name="P17"/>
      <text:p text:style-name="P12">7.Diseño de clases.</text:p>
      <text:p text:style-name="P12"/>
      <text:p text:style-name="P19">Escribir siempre la declaración de una clase y de sus funciones en su correspondiente fichero ClassName.h. Escribir la implementación de sus funciones en su correspondiente fichero ClassName.cpp. Escribir siempre la declaración de una clase en su fichero .h dentro de un bloque #ifndef/define/endif para evitar múltiples declaraciones de la misma clase en un progra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19:22.120000000</meta:creation-date>
    <meta:generator>LibreOffice/6.1.0.3$Windows_X86_64 LibreOffice_project/efb621ed25068d70781dc026f7e9c5187a4decd1</meta:generator>
    <dc:date>2019-02-25T11:22:01.398000000</dc:date>
    <meta:editing-duration>PT19M18S</meta:editing-duration>
    <meta:editing-cycles>3</meta:editing-cycles>
    <meta:document-statistic meta:table-count="0" meta:image-count="0" meta:object-count="0" meta:page-count="3" meta:paragraph-count="58" meta:word-count="559" meta:character-count="3500" meta:non-whitespace-character-count="2965"/>
  </office:meta>
</office:document-meta>
</file>